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169" officeooo:paragraph-rsid="00088169"/>
    </style:style>
    <style:style style:name="P2" style:family="paragraph" style:parent-style-name="Standard">
      <style:text-properties officeooo:rsid="0009d30c" officeooo:paragraph-rsid="0009d30c"/>
    </style:style>
    <style:style style:name="P3" style:family="paragraph" style:parent-style-name="Standard">
      <style:text-properties officeooo:rsid="000610e7" officeooo:paragraph-rsid="000610e7"/>
    </style:style>
    <style:style style:name="P4" style:family="paragraph" style:parent-style-name="Standard">
      <style:text-properties officeooo:rsid="00186670" officeooo:paragraph-rsid="00186670"/>
    </style:style>
    <style:style style:name="P5" style:family="paragraph" style:parent-style-name="Standard">
      <style:text-properties officeooo:rsid="000af3e3" officeooo:paragraph-rsid="000af3e3"/>
    </style:style>
    <style:style style:name="P6" style:family="paragraph" style:parent-style-name="Standard">
      <style:text-properties officeooo:rsid="00088169" officeooo:paragraph-rsid="0009d30c"/>
    </style:style>
    <style:style style:name="P7" style:family="paragraph" style:parent-style-name="Standard">
      <style:text-properties officeooo:rsid="000cf09c" officeooo:paragraph-rsid="000cf09c"/>
    </style:style>
    <style:style style:name="P8" style:family="paragraph" style:parent-style-name="Standard">
      <style:text-properties officeooo:rsid="0018a4a6" officeooo:paragraph-rsid="0018a4a6"/>
    </style:style>
    <style:style style:name="P9" style:family="paragraph" style:parent-style-name="Standard">
      <style:text-properties officeooo:rsid="000e774a" officeooo:paragraph-rsid="000e774a"/>
    </style:style>
    <style:style style:name="P10" style:family="paragraph" style:parent-style-name="Standard">
      <style:text-properties officeooo:rsid="000ff622" officeooo:paragraph-rsid="000ff622"/>
    </style:style>
    <style:style style:name="P11" style:family="paragraph" style:parent-style-name="Standard">
      <style:text-properties officeooo:rsid="00088169" officeooo:paragraph-rsid="000fa1f9"/>
    </style:style>
    <style:style style:name="P12" style:family="paragraph" style:parent-style-name="Standard">
      <style:text-properties officeooo:rsid="000af3e3" officeooo:paragraph-rsid="000fa1f9"/>
    </style:style>
    <style:style style:name="P13" style:family="paragraph" style:parent-style-name="Standard">
      <style:text-properties officeooo:rsid="00115c15" officeooo:paragraph-rsid="00115c15"/>
    </style:style>
    <style:style style:name="P14" style:family="paragraph" style:parent-style-name="Standard">
      <style:text-properties fo:font-weight="bold" officeooo:rsid="001c62b8" officeooo:paragraph-rsid="001c62b8" style:font-weight-asian="bold" style:font-weight-complex="bold"/>
    </style:style>
    <style:style style:name="P15" style:family="paragraph" style:parent-style-name="Standard">
      <style:text-properties officeooo:rsid="000ff622" officeooo:paragraph-rsid="001c62b8"/>
    </style:style>
    <style:style style:name="P16" style:family="paragraph" style:parent-style-name="Text_20_body">
      <style:text-properties officeooo:rsid="001c87e0" officeooo:paragraph-rsid="001c87e0"/>
    </style:style>
    <style:style style:name="P17" style:family="paragraph" style:parent-style-name="Standard">
      <style:text-properties officeooo:rsid="001c87e0" officeooo:paragraph-rsid="001c87e0"/>
    </style:style>
    <style:style style:name="P18" style:family="paragraph" style:parent-style-name="Standard">
      <style:text-properties officeooo:rsid="001d128f" officeooo:paragraph-rsid="001d128f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officeooo:rsid="000a77a2"/>
    </style:style>
    <style:style style:name="T3" style:family="text">
      <style:text-properties officeooo:rsid="000af3e3"/>
    </style:style>
    <style:style style:name="T4" style:family="text">
      <style:text-properties officeooo:rsid="00088169"/>
    </style:style>
    <style:style style:name="T5" style:family="text">
      <style:text-properties officeooo:rsid="0018a4a6"/>
    </style:style>
    <style:style style:name="T6" style:family="text">
      <style:text-properties style:text-underline-style="solid" style:text-underline-width="auto" style:text-underline-color="font-color" fo:font-weight="bold" officeooo:rsid="00088169" style:font-weight-asian="bold" style:font-weight-complex="bold"/>
    </style:style>
    <style:style style:name="T7" style:family="text">
      <style:text-properties style:text-underline-style="solid" style:text-underline-type="double" style:text-underline-width="auto" style:text-underline-color="font-color" officeooo:rsid="00088169"/>
    </style:style>
    <style:style style:name="T8" style:family="text">
      <style:text-properties officeooo:rsid="001a9255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67669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aef43"/>
    </style:style>
    <style:style style:name="T13" style:family="text">
      <style:text-properties style:text-underline-style="solid" style:text-underline-width="auto" style:text-underline-color="font-color" fo:font-weight="bold" officeooo:rsid="001d128f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1e6ad0"/>
    </style:style>
    <style:style style:name="T15" style:family="text">
      <style:text-properties officeooo:rsid="001e6a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 6 – Yago Otero Martínez</text:p>
      <text:p text:style-name="Text_20_body"/>
      <text:p text:style-name="P1"><text:span text:style-name="T1">Rios</text:span> : cod_rio , nome_rio , Lonxitude , Caudal Medio , País , Lonxitude_pais , Continente , Habitantes, Renta per capita , PIB.</text:p>
      <text:p text:style-name="P1"/>
      <text:h text:style-name="Heading_20_2" text:outline-level="2">Problemas de redundancia:</text:h>
      <text:p text:style-name="P1"/>
      <text:p text:style-name="P2">Si un rio pasa por varios países se repite el nombre del rio , longitud y caudalímetro</text:p>
      <text:p text:style-name="P2">Si en un país pasan varios ríos se repite la información de los habitantes , <text:span text:style-name="T2">renta</text:span> per capita y PIB </text:p>
      <text:p text:style-name="P2">Si un rio pasa por un país que está en varios continentes se repite la longitud del rio en ese país </text:p>
      <text:h text:style-name="Heading_20_2" text:outline-level="2">Problemas de inserción </text:h>
      <text:p text:style-name="P3">No podemos añadir continentes , habitantes, paises o rentas sin rios . </text:p>
      <text:h text:style-name="Heading_20_2" text:outline-level="2">Problemas de borrado : </text:h>
      <text:p text:style-name="P3">Si borramos un rio en el que solo hay un país se perderán esos datos</text:p>
      <text:h text:style-name="Heading_20_2" text:outline-level="2">Problemas de actualización:</text:h>
      <text:p text:style-name="P3">Cuando vayamos a actualizar los habitantes de cada país o continente habrá que actualizarlo en toda las lineas lo que puede surgir problemas de redundancia de datos y errores . </text:p>
      <text:p text:style-name="P3"/>
      <text:h text:style-name="Heading_20_2" text:outline-level="2">Dependencias funcionales: </text:h>
      <text:p text:style-name="P3"/>
      <text:p text:style-name="P4">cod_rio ↔ nombre_rio</text:p>
      <text:p text:style-name="P1">cod_rio → <text:span text:style-name="T3">Lonxitude,</text:span> Caudal Medio</text:p>
      <text:p text:style-name="P5">cod_rio + país → <text:s/><text:span text:style-name="T4">Lonxitude_pais</text:span></text:p>
      <text:p text:style-name="P6">País → <text:s/>, Habitantes, Renta per capita , PIB.</text:p>
      <text:p text:style-name="P5">cod_rio , país , continente → ø</text:p>
      <text:p text:style-name="P6"/>
      <text:h text:style-name="Heading_20_2" text:outline-level="2">Claves candidatas </text:h>
      <text:p text:style-name="P7"><text:span text:style-name="T5">Claves Principales:</text:span> cod_rio , país , continente</text:p>
      <text:p text:style-name="P8">Claves Alternativas: nombre:rio, país , continente</text:p>
      <text:p text:style-name="P7"/>
      <text:h text:style-name="Heading_20_2" text:outline-level="2">Señaalr los atributos primos</text:h>
      <text:p text:style-name="P9">RIOS(<text:span text:style-name="T6">cod_rio</text:span><text:span text:style-name="T4"> ,</text:span><text:span text:style-name="T7"> nome_rio</text:span><text:span text:style-name="T4"> , Lonxitude , Caudal Medio , </text:span><text:span text:style-name="T6">País</text:span><text:span text:style-name="T4"> , Lonxitude_pais , </text:span><text:span text:style-name="T6">Continente</text:span><text:span text:style-name="T4"> , Habitantes, Renta per capita , PIB.</text:span>)</text:p>
      <text:p text:style-name="P2"><text:s/></text:p>
      <text:p text:style-name="P2"/>
      <text:h text:style-name="Heading_20_2" text:outline-level="2"><text:soft-page-break/>Regla 1FN </text:h>
      <text:p text:style-name="P9">Sí que la cumple porqué son atómicos</text:p>
      <text:p text:style-name="P9"/>
      <text:h text:style-name="Heading_20_2" text:outline-level="2">Regla 2FN</text:h>
      <text:p text:style-name="P10">R<text:span text:style-name="T8">í</text:span>os no está en 2FN</text:p>
      <text:p text:style-name="P10"/>
      <text:h text:style-name="Heading_20_3" text:outline-level="3">Justificación:</text:h>
      <text:p text:style-name="P11">cod_rio →<text:span text:style-name="T3">Lonxitude,</text:span> Caudal Medio</text:p>
      <text:p text:style-name="P12">cod_rio + país → <text:s/><text:span text:style-name="T4">Lonxitude_pais</text:span></text:p>
      <text:p text:style-name="P11">País → Habitantes, Renta per capita , PIB.</text:p>
      <text:p text:style-name="P11"/>
      <text:h text:style-name="Heading_20_3" text:outline-level="3">Decomposición: </text:h>
      <text:p text:style-name="P10">Rio(<text:span text:style-name="T9">cod_rio</text:span>, <text:span text:style-name="T4">nome_rio , </text:span><text:span text:style-name="T3">Lonxitude,</text:span><text:span text:style-name="T4"> Caudal Medio</text:span>)</text:p>
      <text:p text:style-name="P10">País(<text:span text:style-name="T9">país</text:span>, <text:span text:style-name="T4">Habitantes, Renta per capita , PIB</text:span>)</text:p>
      <text:p text:style-name="P10">RiosPaís(<text:span text:style-name="T9">país</text:span><text:span text:style-name="T10">_codRio</text:span>, <text:span text:style-name="T3"><text:s/></text:span><text:span text:style-name="T4">Lonxitude_pais</text:span> )</text:p>
      <text:p text:style-name="P10">RíosPaísContinente(<text:span text:style-name="T9">cod_rio , país , continente</text:span><text:span text:style-name="T11">, </text:span><text:span text:style-name="T12">nombre_río</text:span>)</text:p>
      <text:p text:style-name="P10"/>
      <text:h text:style-name="Heading_20_2" text:outline-level="2">Regla 3FN</text:h>
      <text:p text:style-name="P13">Todas están en 3FN</text:p>
      <text:p text:style-name="P13"/>
      <text:p text:style-name="P14">Tablas resultantes:</text:p>
      <text:p text:style-name="P14"/>
      <text:p text:style-name="P15">Rio(<text:span text:style-name="T9">cod_rio</text:span>, <text:span text:style-name="T4">nome_rio , </text:span><text:span text:style-name="T3">Lonxitude,</text:span><text:span text:style-name="T4"> Caudal Medio</text:span>)</text:p>
      <text:p text:style-name="P15">País(<text:span text:style-name="T9">país</text:span>, <text:span text:style-name="T4">Habitantes, Renta per capita , PIB</text:span>)</text:p>
      <text:p text:style-name="P15">RiosPaís(<text:span text:style-name="T9">país</text:span><text:span text:style-name="T10">_codRio</text:span>, <text:span text:style-name="T3"><text:s/></text:span><text:span text:style-name="T4">Lonxitude_pais</text:span> )</text:p>
      <text:p text:style-name="P15">RíosPaísContinente(<text:span text:style-name="T9">cod_rio , país , continente</text:span><text:span text:style-name="T11">, </text:span><text:span text:style-name="T12">nombre_río</text:span>)</text:p>
      <text:p text:style-name="P13"/>
      <text:h text:style-name="Heading_20_2" text:outline-level="2">Regla de FNBC</text:h>
      <text:h text:style-name="Heading_20_3" text:outline-level="3">Determinantes</text:h>
      <text:p text:style-name="P16">1.- cod_rio , país , continentes</text:p>
      <text:p text:style-name="P16">2.- nombre_rio , país , continentes</text:p>
      <text:p text:style-name="P16">3.- cod_rio no es CC</text:p>
      <text:p text:style-name="P16">3.- nombre_rio no es CC</text:p>
      <text:p text:style-name="P16"/>
      <text:p text:style-name="P16">Justificante </text:p>
      <text:p text:style-name="P17">Descomposición </text:p>
      <text:p text:style-name="P17">RIO2(<text:span text:style-name="T9">cod_rio, </text:span><text:span text:style-name="T13">NombreRio</text:span>)</text:p>
      <text:p text:style-name="P17"/>
      <text:p text:style-name="P18">Se unen RIO2 y RIO quedando </text:p>
      <text:p text:style-name="P18">RIO(<text:span text:style-name="T9">Cod_rio</text:span>, <text:span text:style-name="T14">Nombre_rio</text:span><text:span text:style-name="T15"> , Loxitude , Caudal</text:span>)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8:30:17.638000000</meta:creation-date>
    <dc:date>2025-01-08T09:45:57.743000000</dc:date>
    <meta:editing-duration>PT29M39S</meta:editing-duration>
    <meta:editing-cycles>11</meta:editing-cycles>
    <meta:generator>LibreOffice/24.8.3.2$Windows_X86_64 LibreOffice_project/48a6bac9e7e268aeb4c3483fcf825c94556d9f92</meta:generator>
    <meta:document-statistic meta:table-count="0" meta:image-count="0" meta:object-count="0" meta:page-count="3" meta:paragraph-count="55" meta:word-count="356" meta:character-count="2216" meta:non-whitespace-character-count="1894"/>
  </office:meta>
</office:document-meta>
</file>